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de90" officeooo:paragraph-rsid="001dde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IM : A11.2016.09493</text:p>
      <text:p text:style-name="P1">Nama : Rizki Mufti Ilmawan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14:30:30.969136120</meta:creation-date>
    <dc:date>2017-09-24T14:32:35.064134169</dc:date>
    <meta:editing-duration>PT2M5S</meta:editing-duration>
    <meta:editing-cycles>1</meta:editing-cycles>
    <meta:document-statistic meta:table-count="0" meta:image-count="0" meta:object-count="0" meta:page-count="1" meta:paragraph-count="2" meta:word-count="8" meta:character-count="46" meta:non-whitespace-character-count="40"/>
    <meta:generator>LibreOffice/5.1.6.2$Linux_X86_64 LibreOffice_project/10m0$Build-2</meta:generator>
  </office:meta>
</office:document-meta>
</file>